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39bc" officeooo:paragraph-rsid="001f39bc"/>
    </style:style>
    <style:style style:name="P2" style:family="paragraph" style:parent-style-name="Standard">
      <style:paragraph-properties fo:text-align="start" style:justify-single-word="false"/>
      <style:text-properties officeooo:rsid="0021fe31" officeooo:paragraph-rsid="0021fe31"/>
    </style:style>
    <style:style style:name="P3" style:family="paragraph" style:parent-style-name="Standard">
      <style:paragraph-properties fo:text-align="start" style:justify-single-word="false"/>
      <style:text-properties officeooo:rsid="0022ef8b" officeooo:paragraph-rsid="0022ef8b"/>
    </style:style>
    <style:style style:name="P4" style:family="paragraph" style:parent-style-name="Standard">
      <style:paragraph-properties fo:text-align="center" style:justify-single-word="false"/>
      <style:text-properties fo:font-size="15pt" officeooo:rsid="001f39bc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officeooo:rsid="001f39bc" officeooo:paragraph-rsid="001f39bc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f39bc" officeooo:paragraph-rsid="001f39bc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f9595" officeooo:paragraph-rsid="001f39bc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f9595" officeooo:paragraph-rsid="001f9595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21392b" officeooo:paragraph-rsid="0021392b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21fe31" officeooo:paragraph-rsid="0021fe31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22ef8b" officeooo:paragraph-rsid="0021fe31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22ef8b" officeooo:paragraph-rsid="0022ef8b" style:font-size-asian="13.1000003814697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15pt" officeooo:rsid="0024970b" style:font-size-asian="13.1000003814697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24970b" style:font-size-asian="13.1000003814697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fo:font-size="22pt" officeooo:rsid="001f39bc" style:font-size-asian="22pt" style:font-size-complex="2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5pt" officeooo:rsid="001f39bc" officeooo:paragraph-rsid="001f39bc" style:font-size-asian="13.1000003814697pt" style:font-size-complex="15pt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5pt" officeooo:rsid="0021392b" officeooo:paragraph-rsid="0021392b" style:font-size-asian="13.1000003814697pt" style:font-size-complex="15pt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5pt" officeooo:rsid="0022ef8b" officeooo:paragraph-rsid="0022ef8b" style:font-size-asian="13.1000003814697pt" style:font-size-complex="15pt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1f9595" officeooo:paragraph-rsid="001f9595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22ef8b"/>
    </style:style>
    <style:style style:name="P22" style:family="paragraph" style:parent-style-name="Standard" style:list-style-name="L4">
      <style:paragraph-properties fo:text-align="start" style:justify-single-word="false"/>
      <style:text-properties officeooo:rsid="00262878" officeooo:paragraph-rsid="00262878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f9595" style:font-size-asian="13.1000003814697pt" style:font-size-complex="15pt"/>
    </style:style>
    <style:style style:name="T3" style:family="text">
      <style:text-properties fo:font-size="15pt" officeooo:rsid="0022ef8b" style:font-size-asian="13.1000003814697pt" style:font-size-complex="15pt"/>
    </style:style>
    <style:style style:name="T4" style:family="text">
      <style:text-properties fo:font-size="15pt" officeooo:rsid="0023ec17" style:font-size-asian="13.1000003814697pt" style:font-size-complex="15pt"/>
    </style:style>
    <style:style style:name="T5" style:family="text">
      <style:text-properties officeooo:rsid="0024970b"/>
    </style:style>
    <style:style style:name="T6" style:family="text">
      <style:text-properties officeooo:rsid="00262878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6">MANUAL DE US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13"/>
      <text:p text:style-name="P13"/>
      <text:p text:style-name="P14"/>
      <text:p text:style-name="P4"/>
      <text:p text:style-name="P4"/>
      <text:p text:style-name="P4"/>
      <text:p text:style-name="P4"/>
      <text:p text:style-name="P5"><text:soft-page-break/>ÍNDICE</text:p>
      <text:p text:style-name="P5"/>
      <text:list xml:id="list119522832173328266" text:style-name="L1">
        <text:list-item>
          <text:p text:style-name="P17">Propósito</text:p>
        </text:list-item>
        <text:list-item>
          <text:p text:style-name="P17">Objetivo del juego</text:p>
        </text:list-item>
        <text:list-item>
          <text:p text:style-name="P17">Cómo jugar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23930510424525" text:continue-numbering="true" text:style-name="L1">
        <text:list-header>
          <text:p text:style-name="P17"><text:soft-page-break/>1. Propósito</text:p>
        </text:list-header>
      </text:list>
      <text:p text:style-name="P6"/>
      <text:p text:style-name="P6">El siguiente manual tiene como finalidad ser una guía básica , de tal forma que el lector pueda adquirir los conceptos indispensables para lograr el objetivo del juego y a su vez disfrutal del mismo.</text:p>
      <text:p text:style-name="P6"/>
      <text:p text:style-name="P6">En los siguientes apartados daremos una idea mas detallada sobre el alcance y ventaja del juego. </text:p>
      <text:p text:style-name="P6"/>
      <text:p text:style-name="P1"><text:span text:style-name="T1">Cualquier comentario o sugerencia respecto al juego, los desarrolladores </text:span><text:span text:style-name="T2">estaremos dispuestos a recibirla con todo agrado y solventar en el menor tiempo posible.</text:span></text:p>
      <text:p text:style-name="P7"/>
      <text:p text:style-name="P8">Puede contactar con nosotros mediante un correo a cualquiera de las siguientes direcciones:</text:p>
      <text:list xml:id="list9222487545360968727" text:style-name="L2">
        <text:list-item>
          <text:p text:style-name="P20"><text:a xlink:type="simple" xlink:href="mailto:pablo.perezmanso@estudiante.uam.es" text:style-name="Internet_20_link" text:visited-style-name="Visited_20_Internet_20_Link"><text:span text:style-name="T1">pablo.perezmanso@estudiante.uam.es</text:span></text:a></text:p>
        </text:list-item>
        <text:list-item>
          <text:p text:style-name="P20"><text:a xlink:type="simple" xlink:href="mailto:alejandro.morenos@estudiante.uam.es" text:style-name="Internet_20_link" text:visited-style-name="Visited_20_Internet_20_Link"><text:span text:style-name="T1">alejandro.morenos@estudiante.uam.es</text:span></text:a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2. Objetivo del juego</text:p>
      <text:p text:style-name="P8"/>
      <text:p text:style-name="P9">El juego tiene dos objetivos principales. </text:p>
      <text:p text:style-name="P9"/>
      <text:list xml:id="list6020341685424245510" text:style-name="L3">
        <text:list-item>
          <text:p text:style-name="P18">Por una parte, tendremos que ser capaces de recorrer la mayor distancia posible, evitando todos los obstaculos que se nos pongan en nuestro camino y evitando el caernos al saltar de una a otra plataforma.</text:p>
        </text:list-item>
      </text:list>
      <text:p text:style-name="P9"/>
      <text:list xml:id="list223930238916949" text:continue-numbering="true" text:style-name="L3">
        <text:list-item>
          <text:p text:style-name="P18">Por otra parte, tendremos que recoger la mayor cantidad de monedas posibles para superar el record del actual lider del infinite survival.</text:p>
        </text:list-item>
      </text:list>
      <text:p text:style-name="P9"/>
      <text:p text:style-name="P10">Para completar los objetivos del juego, a parte de las habilidades de salto y agachado, contaremos con la habilidad especial del power up, <text:span text:style-name="T5">la cual nos ayudará considerablemente a superar nuestro record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3. <text:s/>Cómo jugar</text:p>
      <text:p text:style-name="P10"/>
      <text:p text:style-name="P10">Al inicio del juego, tendremos el menu principal, el cual nos dejará iniciar una nueva partida <text:span text:style-name="T6">y</text:span> nos dará la posibilidad de seleccionar un nivel de dificultad <text:span text:style-name="T6">(fácil, medio o dificil ) </text:span>.</text:p>
      <text:p text:style-name="P10"/>
      <text:p text:style-name="P2"><text:span text:style-name="T1">Una vez iniciamos una partida, l</text:span><text:span text:style-name="T3">as instrucciones de manejo del jugador son muy simples:</text:span></text:p>
      <text:p text:style-name="P11"/>
      <text:list xml:id="list7071500030530552005" text:style-name="L4">
        <text:list-item>
          <text:p text:style-name="P21"><text:span text:style-name="T3">Para saltar, pulsaremos la tecla (</text:span><text:span text:style-name="T1">↑</text:span><text:span text:style-name="T3">) o la tecla espacio.</text:span></text:p>
        </text:list-item>
        <text:list-item>
          <text:p text:style-name="P21"><text:span text:style-name="T3">Para agacharnos, pulsaremos la tecla (</text:span><text:span text:style-name="T1">↓</text:span><text:span text:style-name="T3">).</text:span></text:p>
        </text:list-item>
        <text:list-item>
          <text:p text:style-name="P22"><text:span text:style-name="T3">C</text:span><text:span text:style-name="T1">uando tenemos cargada la barra del power up, podremos hacer uso del mismo pulsando la letra (p)</text:span><text:span text:style-name="T1">.</text:span></text:p>
        </text:list-item>
        <text:list-item>
          <text:p text:style-name="P19">Para pausar la partida, arrastraremos el raton hasta el botón de pause y haremos click en el.</text:p>
        </text:list-item>
        <text:list-item>
          <text:p text:style-name="P19">Para volver a reanudar la partida , simplemente arrastraremos el botón hasta el play y haremos click en el.</text:p>
        </text:list-item>
      </text:list>
      <text:p text:style-name="P12"/>
      <text:p text:style-name="P3"><text:span text:style-name="T1">Finalmente, cuando el jugador haya agotado la vida o haya caido por un precipio, se mostrará el menú de gameover, en el cual podremos reanudar la partida pulsando el botón </text:span><text:span text:style-name="T4">de reanudar, o bien podremos volver a la página de inicio del juego pulsando el botón home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9:10:34.025976080</meta:creation-date>
    <dc:date>2017-01-10T22:39:29.278565519</dc:date>
    <meta:editing-duration>PT3M28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5" meta:paragraph-count="26" meta:word-count="378" meta:character-count="2251" meta:non-whitespace-character-count="1908"/>
  </office:meta>
</office:document-meta>
</file>